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imbus Sans1" svg:font-family="'Nimbus Sans'" style:font-family-generic="swiss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" calcext:value-type="date">
            <text:p>01/17/22 12:00 AM</text:p>
          </table:table-cell>
          <table:table-cell table:style-name="ce15" table:formula="of:=[.B44]-[.A44]" office:value-type="time" office:time-value="-PT09H45M00S" calcext:value-type="time">
            <text:p>14:15:00</text:p>
          </table:table-cell>
          <table:table-cell table:style-name="ce7" table:formula="of:=[.C44]+[.D43]" office:value-type="time" office:time-value="-PT00H07M00.000001S" calcext:value-type="time">
            <text:p>-00:07:00</text:p>
          </table:table-cell>
          <table:table-cell office:value-type="string" calcext:value-type="string">
            <text:p>API implementation</text:p>
          </table:table-cell>
          <table:table-cell table:number-columns-repeated="59"/>
        </table:table-row>
        <table:table-row table:style-name="ro1" table:number-rows-repeated="104853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imbus Sans1" svg:font-family="'Nimbus Sans'" style:font-family-generic="swiss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7">00/00/0000</text:date>, <text:time style:data-style-name="N2" text:time-value="09:45:45.26916125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12:56:25</meta:creation-date>
    <dc:language>en-US</dc:language>
    <dc:date>2022-01-17T09:46:34.376721037</dc:date>
    <meta:editing-cycles>54</meta:editing-cycles>
    <meta:editing-duration>PT4H40M49S</meta:editing-duration>
    <meta:generator>LibreOffice/7.2.4.1$Linux_X86_64 LibreOffice_project/20$Build-1</meta:generator>
    <meta:document-statistic meta:table-count="1" meta:cell-count="206" meta:object-count="0"/>
    <meta:user-defined meta:name="AppVersion">15.0000</meta:user-defined>
  </office:meta>
</office:document-meta>
</file>